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officeooo:rsid="0018bc87"/>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Introduction</text:h>
      <text:p text:style-name="First_20_paragraph">La mémétique en tant que théorie globale de la culture est une proposition qui n'est guère plus défendue. Mais son héritage n'est pas limité à l'étude des mèmes internet :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text:soft-page-break/>Après un bref rappel de la théorie mémétique, j'introduis les principes de l'épidémiologie des représentations :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idémiologie des représentations est basée. Je présente le cadre qu'elle offre pour analyser le sens comme émanant d'une dynamique d'interaction, et propos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 la culture. Il propose d'étudier les changements de la culture humaine dans le même cadre que l'évolution biologique centrée sur les gènes : en regardant la culture comme une population de réplicateurs, les mèmes, <text:soft-page-break/>portés et transmis par les humains de façon analogue aux gènes.</text:p>
      <text:p text:style-name="Text_20_body">Il n'est pas le premier à remarquer des similarités entre changement culturel et évolution biologique : Mesoudi (2011 : viii) mentionne que Darwin (1981[1871] : 59‑61) l'avait noté pour l'évolution des langues, et Ingold (2001) rappelle que Kroeber (1952) faisait également une analogie entre « traits culturels »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1">mentale</text:span>, lorsqu'elle existe dans l'esprit de quelqu'un, ou <text:span text:style-name="T1">publique</text:span>, lorsqu'une personne l'a produite sous une forme physiquement perceptible par d'autres. Par exemple : j'ai une mélodie en tête (représentation mentale), que je siffle (nouvelle représentation publique) ; une autre personne la perçoit et forme une représentation mentale qui lui est propre. La nouvelle représentation mentale dans l'esprit de cette personne est dans la plupart des cas sensiblement différente de la mienne (Sperber, 1996 : 25‑26).</text:p>
      <text:p text:style-name="Text_20_body"><text:soft-page-break/>La notion de représentation mentale que Sperber utilise est celle des sciences cognitives classiques, courant sur lequel il base sa théorie. Le système cognitif est vu comme un ensemble de modules de traitement de l'information indépendants (introduits par Fodor, 1983),<text:note text:id="ftn1"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 attracteurs culturels » : des agrégats de représentations dont la distribution est stable dans le temps, et qui attirent les représentations voisines. Des représentations proches de cet agrégat auront <text:span text:style-name="T2">tendance</text:span>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text:soft-page-break/>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 la strate biologique, qui sert de substrat à la deuxième strate, cognitive, qui elle-même sert de substrat à la troisième strate, culturelle. Chacune des strates est une couche conceptuelle de la réalité considérée comme fondamentalement différente des autres : le niveau biologique est décrit par la synthèse néo-darwinienne de l'évolution centrée sur les gènes, et étudie le <text:span text:style-name="T1">corps</text:span>. Le niveau cognitif est décrit par les sciences cognitives classiques, qui étudient l'<text:span text:style-name="T1">esprit</text:span> sans nécessairement se préoccuper de sa manifestation biologique. À son tour le niveau culturel est décrit par l'épidémiologie des représentations proposée par Sperber, étudiant la <text:span text:style-name="T1">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text:soft-page-break/>À chaque strate correspond donc son propre objet, implémenté par les strates inférieures mais conceptuellement indépendant de celles-ci. Ingold appelle cet assemblage la <text:span text:style-name="T1">thèse de la complémentarité</text:span> en référence à la façon dont le corps, l'esprit, et la culture y décrivent des objets à la fois séparés, et complémentaires, de la réalité (Ingold, 1999). Les critiques qu'il y oppose peuvent alors être regroupées en trois points essentiels : (1) chacune des trois strates de la thèse de la complémentarité fonctionne sur un dualisme séparant substance et forme. (2) Sans ces séparations entre substance et forme, il n'est pas possible de distinguer conceptuellement les trois strates :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barrière de Weismann</text:span>) :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2"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text:soft-page-break/>cognitives ; et c'est l'isolement entre développement d'un organisme individuel, d'un côté, et évolution de l'espèce au niveau des gènes, de l'autre, qui permet à différents auteurs de proposer une évolution <text:span text:style-name="T1">culturelle</text:span> parallèle à l'évolution <text:span text:style-name="T1">biologique</text:span>, sans grande incidence de la première sur la deuxième.</text:p>
      <text:p text:style-name="Text_20_body">La critique d'Ingold consiste à rappeler deux points. Le premier :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1">lire une information codée par les 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 évo-dévo », qui a montré que des processus développementaux différents peuvent produire des organismes différents à partir des mêmes gènes régulés différemment (West-Eberhard, 2003) :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text:soft-page-break/>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e dualisme biologique entre spécification et développement :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text:soft-page-break/>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 nouveaux réplicateurs », Dawkins, 2006[1976] : 192). Le modèle d'épidémiologie des représentations décrit par Sperber (1996 : 77‑97), en revanche, propose réellement un pont ontologique entre sciences sociales et sciences cognitives : il part des différentes no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 la plupart du temps, le système cognitif transforme sensiblement une représentation à chaque fois qu'elle est perçue ou produite. Ainsi, Sperber se distancie à la fois d'une idée du type « table rase »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text:soft-page-break/>Cependant, les deux modèles ont en commun une certaine notion de ce qu'est la culture : un ensemble d'objets dotés de « contenu culturel », tels les mèmes ou les représentations, que les êtres humains acquièrent, transforment et transmettent, et qui évolue parallèlement et en interaction avec la biologie. On parle alors de <text:span text:style-name="T1">coévolution 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text:note text:id="ftn3"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 il faut pouvoir la mettre en pratique, c'est-à-dire attribuer un sens à chacune de s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 les indications de la recette sont comme les indications peintes au sol sur le chemin de randonnée, et le savoir pratique du cuisinier est le chemin lui-<text:soft-page-break/>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ligne d'Ingold rapportée ci-dessus peut être comprise en trois degrés de critique.</text:p>
      <text:p text:style-name="Text_20_body">Le premier est une critique du dualisme consistant à séparer un contenu abstrait de ses réalisations concrètes : pour Ingold, la partie abstraite ne peut pas contenir d'information, car ce contenu informationnel <text:span text:style-name="T1">est un produit de la réalisation 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4"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text:soft-page-break/>Cette critique correspond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 tournant E » en sciences cognitives (pour cognition énactive, « embodied » (corporisée), « embedded » (située), et étendue) qui critique la notion de représentation pour ce que Thompson (2007) appelle un « dualisme informationnel »,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5"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 le contenu d'un concept n'est pas une propriété intrinsèque, mais plutôt une propriété relation<text:span text:style-name="T2">n</text:span>elle de la réalisation neurale de ce concept, et dépend de l'environnement et de l'histoire [...] de cet objet neural »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 les gènes définiraient un corps biologique (à des fluctuations près), qui adopterait ensuite des comportements culturels spécifiés par les représentations. Mais en refusant ces séparations :</text:p>
      <text:p text:style-name="P2">« La pensée [de la théorie des systèmes de développement] nous permet de reconnaître <text:soft-page-break/>que nous n'avons pas affaire à des systèmes séparés mais parallèles, respectivement biologique et culturel, mais plutôt que le processus biologique du développement [...] <text:span text:style-name="T1">est</text:span> précisément le processus par lequel le savoir et les compétences culturels sont inculqués et corporisés. »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 intérieur » de l'« extérieur » (Lewontin, 2001a ; 2001b). À bien des égards, le « tournant E » en sciences cognitives propose la même chose pour la cognition :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text:note text:id="ftn6" text:note-class="footnote"><text:note-citation>6</text:note-citation><text:note-body><text:p text:style-name="Footnote">Cependant Krakauer <text:span text:style-name="T1">et 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concernée par une évolution culturelle au long cours. Mais tant <text:soft-page-break/>la mémétique comme l'épidémiologie des représentations visent à fournir un cadre pour les phénomènes culturels à toutes les échelles temporelles, incluant les échanges langagiers. L'application de cette discussion à la linguistique nous met face à des questions bien connues :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7"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bas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text:soft-page-break/>de discours direct (Leskovec, Backstrom et Kleinberg, 2009), reproductions qui so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 les énoncés convergent-ils vers des attracteurs, sur certaines dimensions du moins, au fur et à mesure de leur propagation? Si oui, on cherche à savoir à quoi sont dus ces attracteurs ;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Dans l'objectif de rendre la mémétique et l'épidémiologie des représentations falsifiables dans leur application à la linguistique, sur quels types de transformations devrait-on se concentrer :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text:soft-page-break/>évident au moment de trancher cette question pour définir une hypothèse : dans de nombreux cas, ce que les interlocuteurs comprennent d'un énoncé est une construction émanant non seulement de la situation concrète du lecteur mais aussi de la dynamique de sa relation au texte lu. Prenons l'exemple du tweet suivant :</text:p>
      <text:list xml:id="list6786518540954242399" text:style-name="L1">
        <text:list-item>
          <text:p text:style-name="P3">On est tous le beau et le moche de quelqu'un</text:p>
        </text:list-item>
      </text:list>
      <text:p text:style-name="Text_20_body">Cet énoncé paraît neutre <text:span text:style-name="T1">a priori</text:span>, et est suffisamment classique et consensuel pour être marqué comme favori, repris et publié à nouveau régulièrement.<text:note text:id="ftn8"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faite sur le ton de l'humour :</text:p>
      <text:list xml:id="list4046221852847995230" text:style-name="L2">
        <text:list-item>
          <text:p text:style-name="P4">mais être moche c'est quand même la base ahah</text:p>
        </text:list-item>
      </text:list>
      <text:p text:style-name="Text_20_body">Puis deux échanges plus tard la conversation se termine :</text:p>
      <text:list xml:id="list7050206051728777404" text:style-name="L3">
        <text:list-item>
          <text:p text:style-name="P5">[mort de rire,] pour certaines filles surtout, je pense</text:p>
        </text:list-item>
      </text:list>
      <text:p text:style-name="Text_20_body">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text:soft-page-break/>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1">et 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 à ce jour, les principaux résultats portent sur des mesures non sémantiques telles que la transmissibilité (par exemple par Claidière <text:span text:style-name="T1">et al.</text:span>, 2014, qui étudient les transformations de motifs visuels abstraits chez les grands singes) ou la mémorabilité (Danescu-Niculescu-Mizil <text:span text:style-name="T1">et 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text:soft-page-break/>phénomènes du sens pragmatique,<text:note text:id="ftn9" text:note-class="footnote"><text:note-citation>9</text:note-citation><text:note-body><text:p text:style-name="Footnote">Notamment, elle prédit un résultat de Danescu-Niculescu-Mizil <text:span text:style-name="T1">et 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text:soft-page-break/>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 tournant E »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 lient plusieurs thèmes centrés sur le rôle de la vie, l'auto-organisation, l'expérience et le corps animé dans le façonnement de la cognition comme activité située et continue »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 c'est l'approche énactive et sensorimotrice de la perception, qui considère cette dernière comme une « activité exploratoire »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text:soft-page-break/>modalités sensorielles créent en nous des ressentis différents : voir et entendre sont deux sensations bien différentes, parce que la façon dont les stimulations visuelles et auditives se déforment lors d'un mouvement sont différentes. Les auteurs appellent ces spécificités les « contingences sensorimotrices ».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 sense-making » en anglais. Pour l'approche énactive, cette activité par laquelle un organisme est couplé avec son environnement, et régule lui-même ce couplage en fonction de ses intérêts, <text:span text:style-name="T1">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text:soft-page-break/>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 participatory sense-making »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 la répétition de ces régularités finit par créer une convention qui s'impose à tous. Les participants n'ont alors d'autre choix que de suivre la convention ou rompre les interactions. Une solution à cette tension <text:soft-page-break/>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 « À travers une navigation coordonnée et exploratoire entre faire-sens individuel et interactif, les créatures sociales génèrent des conventions comportementales-organisationnelles récursives et réplicables » (p. 4). Ainsi, l'activité langagière « émerge comme une forme spéciale d'agence sociale, c'est-à-dire une solution particulière à une certaine progression de problèmes conceptuels venant de tensions récurrentes entre les niveaux individuel et interactif du faire-sens » (p. 4). Dans ce cadre, « les mots sont des motifs disponibles pour énacter certaines formes de faire-sens »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text:soft-page-break/>participer à former une théorie de la relation entre le biologique, le cognitif, et le social, naturalisant toute notion de contenu et contenant.</text:p>
      <text:h text:style-name="Heading_20_1" text:outline-level="1" text:is-list-header="true">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fait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text:soft-page-break/>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 text:is-list-header="true">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 text:is-list-header="true">Bibliographie</text:h>
      <text:p text:style-name="First_20_paragraph">Adamic, Lada A., Thomas M. Lento, Eytan Adar et Pauline C. Ng. 2014. Information Evolution in Social Networks.</text:p>
      <text:p text:style-name="Text_20_body">Aunger, Robert. 2000. <text:span text:style-name="T1">Darwinizing culture : The status of memetics as a science</text:span>. Oxford ; New York : Oxford University Press.</text:p>
      <text:p text:style-name="Text_20_body">Auvray, Malika, Charles Lenay et John Stewart. 2009. Perceptual Interactions in a Minimalist Virtual Environment. <text:span text:style-name="T1">New Ideas in Psychology</text:span> 27(1). 32‑47.</text:p>
      <text:p text:style-name="Text_20_body">Bateson, Gregory. 1972. <text:span text:style-name="T1">Steps to an Ecology of Mind : Collected Essays in Anthropology, Psychiatry, Evolution, and Epistemology</text:span>. University of Chicago Press.</text:p>
      <text:p text:style-name="Text_20_body">Becker, Howard S. 1996. The Epistemology of Qualitative Research. In R. Jessor, A. Colby et R. A. Shweder (éd.), <text:span text:style-name="T1">Ethnography and Human Development : Context and Meaning in Social Inquiry</text:span>, 53‑71. (The John D. and Catherine T. MacArthur Foundation series on mental health and development.). Chicago, IL, US : University of Chicago Press.</text:p>
      <text:p text:style-name="Text_20_body">Bourdieu, Pierre. 1980. <text:span text:style-name="T1">Le sens pratique</text:span>. Paris : Editions de Minuit.</text:p>
      <text:p text:style-name="Text_20_body">Boyd, Robert et Peter J Richerson. 1985. <text:span text:style-name="T1">Culture and the evolutionary process</text:span>. Chicago : <text:soft-page-break/>University of Chicago Press.</text:p>
      <text:p text:style-name="Text_20_body">Claidière, Nicolas, Kenny Smith, Simon Kirby et Joël Fagot. 2014. Cultural evolution of systematically structured behaviour in a non-human primate. <text:span text:style-name="T1">Proceedings of the Royal Society of London B : Biological Sciences</text:span> 281(1797). 20141541.</text:p>
      <text:p text:style-name="Text_20_body">Cosmides, Leda et John Tooby. 1997. Evolutionary Psychology : A Primer.</text:p>
      <text:p text:style-name="Text_20_body">Croft, William. 2013. An evolutionary model of language change and language structure. In, <text:span text:style-name="T1">Explaining Language Change : An Evolutionary Approach</text:span>. Draft 2nd edition (revised).</text:p>
      <text:p text:style-name="Text_20_body">Cuffari, Elena Clare, Ezequiel Di Paolo et Hanne De Jaegher. 2014. From Participatory Sense-Making to Language : There and Back Again.</text:p>
      <text:p text:style-name="Text_20_body">Danescu-Niculescu-Mizil, Cristian, Justin Cheng, Jon Kleinberg et Lillian Lee. 2012. You Had Me at Hello : How Phrasing Affects Memorability.</text:p>
      <text:p text:style-name="Text_20_body">Darwin, Charles. 1981[1871]. <text:span text:style-name="T1">The Descent of Man, and Selection in Relation to Sex</text:span>. Princeton, N.J. : Princeton University Press.</text:p>
      <text:p text:style-name="Text_20_body">Dawkins, Richard. 2006[1976]. <text:span text:style-name="T1">The Selfish Gene</text:span>. Oxford ; New York : Oxford University Press.</text:p>
      <text:p text:style-name="Text_20_body">De Jaegher, Hanne et Ezequiel Di Paolo. 2007. Participatory sense-making. <text:span text:style-name="T1">Phenomenology and the Cognitive Sciences</text:span> 6(4). 485‑507.</text:p>
      <text:p text:style-name="Text_20_body">Di Paolo, Ezequiel A., Marieke Rohde et Hiroyuki Iizuka. 2008. Sensitivity to Social Contingency or Stability of Interaction? Modelling the Dynamics of Perceptual Crossing. <text:span text:style-name="T1">New Ideas in Psychology</text:span> 26(2). (Dynamics and Psychology). 278‑294.</text:p>
      <text:p text:style-name="Text_20_body">Fisher, Ronald A et J. H Bennett. 1999[1930]. <text:span text:style-name="T1">The genetical theory of natural selection : A complete variorum edition</text:span>. Oxford : Oxford University Press.</text:p>
      <text:p text:style-name="Text_20_body">Fodor, Jerry A. 1983. <text:span text:style-name="T1">The Modularity of Mind : An Essay on Faculty Psychology</text:span>. Cambridge, Mass. : MIT Press.</text:p>
      <text:p text:style-name="Text_20_body">Gibson, James J. 2014[1979]. <text:span text:style-name="T1">The Ecological Approach to Visual Perception : Classic Edition</text:span>. Psychology Press.</text:p>
      <text:p text:style-name="Text_20_body"><text:soft-page-break/>Harvey, Matthew I. 2015. Content in Languaging : Why Radical Enactivism Is Incompatible with Representational Theories of Language. <text:span text:style-name="T1">Language Sciences</text:span> 48. 90‑129.</text:p>
      <text:p text:style-name="Text_20_body">Hutto, Daniel D et Erik Myin. 2013. <text:span text:style-name="T1">Radicalizing Enactivism : Basic Minds Without Content</text:span>. Cambridge, Mass. : MIT Press.</text:p>
      <text:p text:style-name="Text_20_body">Ingold, Tim. 1999. Three in One : On Dissolving the Distinctions between Body, Mind and Culture.</text:p>
      <text:p text:style-name="Text_20_body">Ingold, Tim. 2001. From the Transmission of Representations to the Education of Attention. In Harvey Whitehouse (éd.), <text:span text:style-name="T1">The Debated Mind : Evolutionary Psychology Versus Ethnography</text:span>, 113‑153. Oxford &amp; New York : Berg.</text:p>
      <text:p text:style-name="Text_20_body">Ingold, Tim. 2004. Beyond biology and culture. The meaning of evolution in a relational world. <text:span text:style-name="T1">Social Anthropology</text:span> 12(2). 209‑221.</text:p>
      <text:p text:style-name="Text_20_body">Ingold, Tim. 2007. The trouble with «  evolutionary biology  ». <text:span text:style-name="T1">Anthropology Today</text:span> 23(2). 13‑17.</text:p>
      <text:p text:style-name="Text_20_body">Ingold, Tim et Gisli Palsson. 2014. Biosocial Becomings Integrating Social and Biological Anthropology | Biological Anthropology and Primatology. <text:span text:style-name="T1">Cambridge University Press</text:span>.</text:p>
      <text:p text:style-name="Text_20_body">Jablonka, Eva M. 2001. The Systems of Inheritance. In Susan Oyama, Paul Griffiths et Russell D Gray (éd.), <text:span text:style-name="T1">Cycles of contingency : Developmental systems and evolution</text:span>, 99‑116. Cambridge, Mass. : MIT Press.</text:p>
      <text:p text:style-name="Text_20_body">Krakauer, David, Nils Bertschinger, Eckehard Olbrich, Nihat Ay et Jessica C. Flack. 2014. The Information Theory of Individuality.</text:p>
      <text:p text:style-name="Text_20_body">Kroeber, A. L. 1952. <text:span text:style-name="T1">The Nature of Culture</text:span>. Chicago : University of Chicago Press.</text:p>
      <text:p text:style-name="Text_20_body">Lauf, Aurelien, Mathieu Valette et Leila Khouas. 2013. Analyzing Variation Patterns In Quotes Over Time. <text:span text:style-name="T1">Research in Computing Science</text:span> 70. 223‑232.</text:p>
      <text:p text:style-name="Text_20_body">Le, Quoc V. et Tomas Mikolov. 2014. Distributed Representations of Sentences and Documents.</text:p>
      <text:p text:style-name="Text_20_body">Leskovec, Jure, Lars Backstrom et Jon Kleinberg. 2009. Meme-Tracking and the Dynamics of <text:soft-page-break/>the News Cycle. In, <text:span text:style-name="T1">Proceedings of the 15th ACM SIGKDD International Conference on Knowledge Discovery and Data Mining</text:span>, 497‑506. (KDD ’09). New York, NY, USA : ACM.</text:p>
      <text:p text:style-name="Text_20_body">Lewontin, Richard C. 2001a. Gene, Organism and Environment : A New Introduction. In Susan Oyama, Paul Griffiths et Russell D Gray (éd.), <text:span text:style-name="T1">Cycles of contingency : Developmental systems and evolution</text:span>, 55‑58. Cambridge, Mass. : MIT Press.</text:p>
      <text:p text:style-name="Text_20_body">Lewontin, Richard C. 2001b. Gene, Organism and Environment. In Susan Oyama, Paul Griffiths et Russell D Gray (éd.), <text:span text:style-name="T1">Cycles of contingency : Developmental systems and evolution</text:span>, 59‑66. Cambridge, Mass. : MIT Press.</text:p>
      <text:p text:style-name="Text_20_body">Maingueneau, Dominique. 2004. La Situation D’énonciation, Entre Langue et Discours. In, <text:span text:style-name="T1">Dix Ans de S.D.U.</text:span>, 197‑210. Craiova, Roumanie : Editura Universitaria Craiova.</text:p>
      <text:p text:style-name="Text_20_body">Maturana, Humberto R et Francisco J Varela. 1980. <text:span text:style-name="T1">Autopoiesis and Cognition : The Realization of the Living</text:span>. Dordrecht, Holland ; Boston : D. Reidel Pub. Co.</text:p>
      <text:p text:style-name="Text_20_body">Mauss, Marcel. 1936. Les Techniques Du Corps. <text:span text:style-name="T1">Journal de Psychologie</text:span> 32(3-4).</text:p>
      <text:p text:style-name="Text_20_body">Mesoudi, Alex. 2011. <text:span text:style-name="T1">Cultural Evolution : How Darwinian Theory Can Explain Human Culture and Synthesize the Social Sciences</text:span>. University of Chicago Press.</text:p>
      <text:p text:style-name="Text_20_body">Mesoudi, Alex, Andrew Whiten et Kevin N. Laland. 2006. Towards a Unified Science of Cultural Evolution. <text:span text:style-name="T1">Behavioral and Brain Sciences</text:span> 29(04). 329‑347.</text:p>
      <text:p text:style-name="Text_20_body">Millikan, Ruth Garrett. 1984. <text:span text:style-name="T1">Language, thought, and other biological categories : New foundations for realism</text:span>. Cambridge, Mass. : MIT Press.</text:p>
      <text:p text:style-name="Text_20_body">Miton, Helena, Nicolas Claidière et Hugo Mercier. 2015. Universal Cognitive Mechanisms Explain the Cultural Success of Bloodletting. <text:span text:style-name="T1">Evolution and Human Behavior</text:span> 36(4). 303‑312.</text:p>
      <text:p text:style-name="Text_20_body">Morin, Olivier. 2013. How portraits turned their eyes upon us : Visual preferences and demographic change in cultural evolution. <text:span text:style-name="T1">Evolution and Human Behavior</text:span> 34(3). 222‑229.</text:p>
      <text:p text:style-name="Text_20_body">Moussaïd, Mehdi, Henry Brighton et Wolfgang Gaissmaier. 2015. The amplification of risk in experimental diffusion chains. <text:span text:style-name="T1">Proceedings of the National Academy of Sciences</text:span> 112(18). <text:soft-page-break/>5631‑5636.</text:p>
      <text:p text:style-name="Text_20_body">Myin, Erik. 2003. An Account of Color without a Subject? <text:span text:style-name="T1">Behavioral and Brain Sciences</text:span> 26(01). 42‑43.</text:p>
      <text:p text:style-name="Text_20_body">Neumann-Held, Eva M. 2001. Let’s Talk About Genes : The Process Molecular Gene Concept and Its Context. In Susan Oyama, Paul Griffiths et Russell D Gray (éd.), <text:span text:style-name="T1">Cycles of contingency : Developmental systems and evolution</text:span>, 69‑84. Cambridge, Mass. : MIT Press.</text:p>
      <text:p text:style-name="Text_20_body">O’Regan, J. Kevin et Alva Noë. 2001. A Sensorimotor Account of Vision and Visual Consciousness. <text:span text:style-name="T1">Behavioral and Brain Sciences</text:span> 24(05). 939‑973.</text:p>
      <text:p text:style-name="Text_20_body">Oyama, Susan, Paul Griffiths et Russell D Gray. 2001. <text:span text:style-name="T1">Cycles of contingency : Developmental systems and evolution</text:span>. Cambridge, Mass. : MIT Press.</text:p>
      <text:p text:style-name="Text_20_body">Pigliucci, Massimo. 2007. Do We Need an Extended Evolutionary Synthesis? <text:span text:style-name="T1">Evolution</text:span> 61(12). 2743‑2749.</text:p>
      <text:p text:style-name="Text_20_body">Simmons, Matthew P., Lada A. Adamic et Eytan Adar. 2011. Memes Online : Extracted, Subtracted, Injected, and Recollected. In, <text:span text:style-name="T1">Fifth International AAAI Conference on Weblogs and Social Media</text:span>.</text:p>
      <text:p text:style-name="Text_20_body">Slingerland, Edward G. 2008. <text:span text:style-name="T1">What science offers the humanities : Integrating body and culture</text:span>. Cambridge ; New York : Cambridge University Press.</text:p>
      <text:p text:style-name="Text_20_body">Sperber, Dan. 1996. <text:span text:style-name="T1">Explaining culture : A naturalistic approach</text:span>. Oxford, UK ; Cambridge, Mass. : Blackwell.</text:p>
      <text:p text:style-name="Text_20_body">Sperber, Dan et Deirdre Wilson. 1995[1986]. <text:span text:style-name="T1">Relevance : Communication and Cognition</text:span>. Oxford UK &amp; Cambridge USA : Blackwell.</text:p>
      <text:p text:style-name="Text_20_body">Thompson, Evan. 2007. <text:span text:style-name="T1">Mind in Life : Biology, Phenomenology, and the Sciences of Mind</text:span>. Cambridge, Mass. : Belknap Press of Harvard University Press.</text:p>
      <text:p text:style-name="Text_20_body">Torrance, Steve. 2006. In search of the enactive : Introduction to special issue on enactive experience. <text:span text:style-name="T1">Phenomenology and the Cognitive Sciences</text:span> 4(4). 357‑368.</text:p>
      <text:p text:style-name="Text_20_body"><text:soft-page-break/>Varela, Francisco, Evan Thompson et Eleanor Rosch. 1991. <text:span text:style-name="T1">The Embodied Mind : Cognitive Science and Human Experience</text:span>. MIT Press.</text:p>
      <text:p text:style-name="Text_20_body">West-Eberhard, Mary Jane. 2003. <text:span text:style-name="T1">Developmental Plasticity and Evolution</text:span>. Oxford ; New York : Oxford University Press.</text:p>
      <text:p text:style-name="Text_20_body">Wittgenstein, Ludwig et Gertrude Elizabeth Margaret Anscombe. 1958[1953]. <text:span text:style-name="T1">Philosophical Investigations</text:span>. Oxford :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1T04:05:09.966286526</dc:date>
    <meta:editing-duration>PT6M43S</meta:editing-duration>
    <meta:editing-cycles>1</meta:editing-cycles>
    <meta:generator>LibreOffice/5.2.3.3$Linux_X86_64 LibreOffice_project/20m0$Build-3</meta:generator>
    <meta:document-statistic meta:table-count="0" meta:image-count="0" meta:object-count="0" meta:page-count="29" meta:paragraph-count="143" meta:word-count="10037" meta:character-count="68010" meta:non-whitespace-character-count="58121"/>
  </office:meta>
</office:document-meta>
</file>